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895833333333335in"/>
    </style:style>
    <style:style style:name="co3" style:family="table-column">
      <style:table-column-properties fo:break-before="auto" style:column-width="5.177083333333333in"/>
    </style:style>
    <style:style style:name="co4" style:family="table-column">
      <style:table-column-properties fo:break-before="auto" style:column-width="3.39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Sub-Division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BERFELDY WAY </text:p>
          </table:table-cell>
          <table:table-cell table:style-name="ce21" office:value-type="string">
            <text:p>HIGHLANDS, THE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BERFELDY WAY </text:p>
          </table:table-cell>
          <table:table-cell table:style-name="ce21" office:value-type="string">
            <text:p>HIGHLANDS, TH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CCOMAC TURNING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DELE COURT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LFRED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FRED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LFRED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MERS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NDOVER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NDOVER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APPALOOSA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APPALOOSA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PPALOOSA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PPALOOSA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APPALOOSA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PPLE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AQUIA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AQUIA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QUIA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RABIAN CIRCL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ASSAULT OR BATTERY BY MOB </text:p>
          </table:table-cell>
          <table:table-cell table:style-name="ce21" office:value-type="string">
            <text:p>ASCOT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MANUF, POSSESS, USE EXPLOSIVE MATERIAL, DEVICE </text:p>
          </table:table-cell>
          <table:table-cell table:style-name="ce21" office:value-type="string">
            <text:p>ASCOT DRIVE &amp; PONSONBY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AUTUMN WAY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CLAY DRIVE </text:p>
          </table:table-cell>
          <table:table-cell table:style-name="ce21" office:value-type="string">
            <text:p>BARCLAY ACRES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RINGTON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RINGTON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RINGTON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RINGTON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BAYBERRY LANE </text:p>
          </table:table-cell>
          <table:table-cell table:style-name="ce24" office:value-type="string">
            <text:p>SHADY BANKS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YBERRY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ECHWOOD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EECHWOOD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EECHWOOD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ECHWOOD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ECHWOOD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string">
            <text:p>FINCE TERRACE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string">
            <text:p>FINCE TERRACE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LMONT CIRCLE </text:p>
          </table:table-cell>
          <table:table-cell table:style-name="ce21" office:value-type="string">
            <text:p>FINCE TERRACE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LMONT CIRCLE </text:p>
          </table:table-cell>
          <table:table-cell table:style-name="ce21" office:value-type="string">
            <text:p>FINCE TERRACE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LMONT CIRCL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NTLY COURT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OPERATOR`S LICENSE VIOLATION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POSSESSION OF PRODUCT BY PERSONS UNDERAG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POSSESSION OF PRODUCT BY PERSONS UNDERAG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THREATS TO BOMB OR DAMAGE BUILDING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21T00:00:00">
            <text:p>11/2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BIG BETHEL ROAD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IG BETHEL ROAD &amp; 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BIG BETHEL ROAD &amp; VICTORY BLV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LL SOURS DRIV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LL SOURS DRIV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LL SOURS DRIV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LL SOURS ROAD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RKDALE COURT 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RKDALE COURT 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IRKDALE COURT 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BLACKBERRY BEND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BERRY BEND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BLACKSMITH ARCH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FORCIBLE SODOMY </text:p>
          </table:table-cell>
          <table:table-cell table:style-name="ce21" office:value-type="string">
            <text:p>BLACKWOOD COURT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WOOD COURT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LACKWOOD COURT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LACKWOOD COURT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LEVINS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MURDER -FIRST DEGRE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RENTMEADE DRIV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AN WESLEY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WOOD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RIDGE WOOD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BRIDGEWOOD DRIVE </text:p>
          </table:table-cell>
          <table:table-cell table:style-name="ce24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IDGEWOOD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RIDGEWOOD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OK RUN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OOK RUN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URT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TTONWOOD LANE </text:p>
          </table:table-cell>
          <table:table-cell table:style-name="ce21" office:value-type="string">
            <text:p>GABLES OF YORK, THE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THROP NECK RD &amp; BUNTING POINT R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 NECK RD &amp; QUARTER TRACK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THROP NECK ROAD </text:p>
          </table:table-cell>
          <table:table-cell table:style-name="ce21" office:value-type="string">
            <text:p>CALTHROP NECK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UMET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UMET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MELOT CRESCENT 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CAMILLE COURT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MILLE COURT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CARDINAL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DINAL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LTON DRIVE 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RLTON DRIVE 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LTON DRIVE 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S CHAPEL RD &amp; VICTORY BLV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S CHAP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S TRACE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YS TRACE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S TRACE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DWICK COURT </text:p>
          </table:table-cell>
          <table:table-cell table:style-name="ce21" office:value-type="string">
            <text:p>SMITH GLEN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DWICK COURT </text:p>
          </table:table-cell>
          <table:table-cell table:style-name="ce21" office:value-type="string">
            <text:p>SMITH GLEN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DWICK COURT </text:p>
          </table:table-cell>
          <table:table-cell table:style-name="ce21" office:value-type="string">
            <text:p>SMITH GLEN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CHADWICK COURT </text:p>
          </table:table-cell>
          <table:table-cell table:style-name="ce21" office:value-type="string">
            <text:p>SMITH GLEN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AMPIONS PATH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AMPIONS PATH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MPIONS PATH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APTICO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RLENE COURT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SE OAK COURT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SE OAK COURT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SE OAK COURT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SE OAK COURT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CHELTENHAM WAY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CHINQUAPIN ORCHARD </text:p>
          </table:table-cell>
          <table:table-cell table:style-name="ce24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INQUAPIN ORCHAR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RIS SLADE CHASE </text:p>
          </table:table-cell>
          <table:table-cell table:style-name="ce21" office:value-type="string">
            <text:p>WODS OF TABB, THE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YTON DRIVE 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YTON DRIVE 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LYDESDALE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LYDESDALE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COACH HOVIS DRIVE </text:p>
          </table:table-cell>
          <table:table-cell table:style-name="ce24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ACH HOVIS DRIVE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ACHMAN DRIVE 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DY PLACE 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DY PLACE 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BS LOOP 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BS LOOP 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COMMERCE CIRCLE </text:p>
          </table:table-cell>
          <table:table-cell table:style-name="ce24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MMONWEALTH DRIVE </text:p>
          </table:table-cell>
          <table:table-cell table:style-name="ce21" office:value-type="string">
            <text:p>VILLIAGE OF KILN CREEK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DEFRAUDING HOTELS, MOTELS &lt;$200 </text:p>
          </table:table-cell>
          <table:table-cell table:style-name="ce21" office:value-type="string">
            <text:p>COMMONWEALTH DRIVE </text:p>
          </table:table-cell>
          <table:table-cell table:style-name="ce21" office:value-type="string">
            <text:p>VILLIAGE OF KILN CREEK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ONWEALTH DRIVE </text:p>
          </table:table-cell>
          <table:table-cell table:style-name="ce21" office:value-type="string">
            <text:p>VILLIAGE OF KILN CREEK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MMONWEALTH DRIVE </text:p>
          </table:table-cell>
          <table:table-cell table:style-name="ce21" office:value-type="string">
            <text:p>VILLIAGE OF KILN CREEK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MPASS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OMPASS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OMPASS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NWAY COURT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RROTOMAN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VENTRY BLVD &amp; BELMONT CIR 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OVENTRY BLVD &amp; ROUTE 17 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ANDOL DRIVE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ANDOL DRIVE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EST LAKE COURT </text:p>
          </table:table-cell>
          <table:table-cell table:style-name="ce21" office:value-type="string">
            <text:p>WOOD LAKE CROSSING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EST LAKE COURT </text:p>
          </table:table-cell>
          <table:table-cell table:style-name="ce21" office:value-type="string">
            <text:p>WOOD LAKE CROSSING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IMSON COUR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CROSSPOINTE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POINTE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POINTE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CROSSPOINTE COURT 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UB COURT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UB COURT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UB COURT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string">
            <text:p>VILLAGES OF KILN CREEK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DALZELL COURT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LZELL COURT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NISE DRIVE </text:p>
          </table:table-cell>
          <table:table-cell table:style-name="ce21" office:value-type="string">
            <text:p>TIDE MILL ESTATES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ILLARD LANE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GWOOD DRIVE </text:p>
          </table:table-cell>
        </table:table-row>
        <table:table-row table:style-name="ro2">
          <table:table-cell table:style-name="ce22" office:value-type="date" office:date-value="2005-12-25T00:00:00">
            <text:p>12/2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OGWOOD DRIVE </text:p>
          </table:table-cell>
        </table:table-row>
        <table:table-row table:style-name="ro2">
          <table:table-cell table:style-name="ce22" office:value-type="date" office:date-value="2005-12-25T00:00:00">
            <text:p>12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OGWOOD DRIVE 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DON JUAN CIRCLE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N JUAN CIRCLE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ONOVAN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URHAM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DURHAM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URHAM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BRISTOL LAN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EAST BRISTOL LAN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WEDGEWOOD DRIVE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EAST WEDGEWOOD DRIVE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WEDGEWOOD DRIVE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WEDGEWOOD DRIVE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EAST WEDGEWOOD DRIVE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WEDGEWOOD DRIVE </text:p>
          </table:table-cell>
          <table:table-cell table:style-name="ce21" office:value-type="string">
            <text:p>FAIRFIELD AT KINSGATE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ISE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ISE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ISE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M DRIVE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ELM LAKE WAY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ENCHANTED FOREST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RIC NELSON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RIC NELSON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RIC NELSON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FAIRWAY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N COVE COURT 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RIER PLACE &amp; OWEN DAVIS BLVD 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I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I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IRBY ROAD </text:p>
          </table:table-cell>
          <table:table-cell table:style-name="ce21" office:value-type="string">
            <text:p>DARBY-FIRBY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FRAUDULENT CONVERSION, PROPERTY REMOVAL &gt;=$200 </text:p>
          </table:table-cell>
          <table:table-cell table:style-name="ce21" office:value-type="string">
            <text:p>FLAG CREEK ROAD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UNTAIN TRACE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OUNTAIN TRACE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FOUNTAIN TRACE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RANCES CIRCLE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RANCES CIRCLE &amp; CARDINAL LANE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REEMANS TRACE 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ABLES WAY 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ALAXY WAY </text:p>
          </table:table-cell>
          <table:table-cell table:style-name="ce21" office:value-type="string">
            <text:p>LOTZ ACRES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RDENVILLE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RDENVILLE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ARDENVILLE DRIV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&amp; RICHARDS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HELMET, FACESHIELD, GOGGLES, OR SAFETY GLASS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STATE LICENSE PLATES - NONE DISPLAYE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NEDS MARINE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AMERICAN PAWN II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OPERATOR`S LICENSE VIOLA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WAL*MART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WAL*MART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WAL*MART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0T00:00:00">
            <text:p>1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30T00:00:00">
            <text:p>1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PROFANE, THREATENING LANGUAGE OVER PUBLIC AIRWA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6T00:00:00">
            <text:p>4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POSSESSION OF ALCOHOL BY INTERDICTED PERS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30T00:00:00">
            <text:p>5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  <table:table-cell table:style-name="ce21"/>
        </table:table-row>
        <table:table-row table:style-name="ro2">
          <table:table-cell table:style-name="ce22" office:value-type="date" office:date-value="2005-06-02T00:00:00">
            <text:p>6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2T00:00:00">
            <text:p>6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8T00:00:00">
            <text:p>6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CARJACK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EMBEZZLEMEN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5T00:00:00">
            <text:p>11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5T00:00:00">
            <text:p>12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2T00:00:00">
            <text:p>1/2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COMMERCE CIRCLE 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COMMERCE CIRCLE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OMMERCE CIRCLE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COMMERCE CIRCLE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COMMERCE CIRCLE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POSSESS FIREARM WHILE IN POSSESSION OF DRUGS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COMMERCE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OPERATOR`S LICENSE VIOLATION </text:p>
          </table:table-cell>
          <table:table-cell table:style-name="ce21" office:value-type="string">
            <text:p>GEORGE WASHINGTON MEMORIAL HIGHWAY &amp; COVENTRY BLVD 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OVENT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COVENT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DRIVING UNDER THE INFLUENCE,DRUGS </text:p>
          </table:table-cell>
          <table:table-cell table:style-name="ce21" office:value-type="string">
            <text:p>GEORGE WASHINGTON MEMORIAL HIGHWAY &amp; COVENTRY BOULEVARD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COVENTRY BOULEVARD 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COVENTRY BOULEVARD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OVENTRY BOULEVARD 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COVENT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&amp; 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ARE ROAD 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ATTEMPT TO COMMIT NONCAPITAL OFFENSE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WILLFULLY CIRCUMVENT IGNITION INTERLOCK SYSTEM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ELLA TAYLOR ROAD 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FORT EUSTIS BOULEVAR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RDWOOD MILLS RESOVIOR 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HARDWOOD MILLS RESOVIOR 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HARWOOD MILL RESERVIOR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&amp;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GEORGE WASHINGTON MEMORIAL HIGHWAY &amp;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AKESIDE DRIVE 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IL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OAK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OAK STREET 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RGE WASHINGTON MEMORIAL HIGHWAY &amp; OAK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&amp; OAK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USE UNSAFE EQUIPMENT </text:p>
          </table:table-cell>
          <table:table-cell table:style-name="ce21" office:value-type="string">
            <text:p>GEORGE WASHINGTON MEMORIAL HIGHWAY &amp; OAK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&amp; 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PINE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POSSESSION OF STOLEN VEHICLE </text:p>
          </table:table-cell>
          <table:table-cell table:style-name="ce21" office:value-type="string">
            <text:p>GEORGE WASHINGTON MEMORIAL HIGHWAY &amp; PINE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PINE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&amp; PINE STREET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PRODUCTION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PRODUCTION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PRODUCTION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PRODUCTION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ICH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RICH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ICH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HAMROCK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SHAMROCK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GEORGE WASHINGTON MEMORIAL HIGHWAY &amp; SHOWALTER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NONREPORTABLE OFFENSES </text:p>
          </table:table-cell>
          <table:table-cell table:style-name="ce21" office:value-type="string">
            <text:p>GEORGE WASHINGTON MEMORIAL HIGHWAY &amp; VICTORY BLVD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VICTORY BLVD 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RECKLESS DRIVING - DRAG RACING [CLASS 1 MISD]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RGE WASHINGTON MEMORIAL HIGHWAY &amp; VILLAGE AVENUE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&amp; VILLAGE AVENUE </text:p>
          </table:table-cell>
        </table:table-row>
        <table:table-row table:style-name="ro2">
          <table:table-cell table:style-name="ce22" office:value-type="date" office:date-value="2005-01-30T00:00:00">
            <text:p>1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ASHINGTON SQAURE DRIVE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WASHINGTON SQAURE DRIVE </text:p>
          </table:table-cell>
        </table:table-row>
        <table:table-row table:style-name="ro2">
          <table:table-cell table:style-name="ce22" office:value-type="date" office:date-value="2005-06-02T00:00:00">
            <text:p>6/2/2005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RGE WASHINGTON MEMORIAL HIGHWAY &amp; WASHINGTON SQAURE DRIVE 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ASHINGTON SQUARE DRIVE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ASHINGTON SQUAR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WASHINGTON SQUAR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YORK CROSSING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&amp;TIMERLINE LOOP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&amp;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WOLFTRAP ROAD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WOLFTRAP ROAD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WOLFTRAP ROAD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WOLFTRAP ROAD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WOLFTRAP ROAD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STATION APTS 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AFTON STATION APTS. BASKET BALL COUR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CAMP DRIVE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12-25T00:00:00">
            <text:p>12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ENLAND DRIVE 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INDSTONE TURN 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INDSTONE TURN &amp; SEEKRIGHT DRIVE 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HAMLE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LE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LE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11-15T00:00:00">
            <text:p>11/15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HAMLE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6T00:00:00">
            <text:p>4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LITTERING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HAMPTON HIGHWAY </text:p>
          </table:table-cell>
          <table:table-cell table:style-name="ce24" office:value-type="string">
            <text:p>TABB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HAMPTON HIGHWAY </text:p>
          </table:table-cell>
          <table:table-cell table:style-name="ce24" office:value-type="string">
            <text:p>TABB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HAMPTON HIGHWAY </text:p>
          </table:table-cell>
          <table:table-cell table:style-name="ce24" office:value-type="string">
            <text:p>TABB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HAMPTON HIGHWAY </text:p>
          </table:table-cell>
          <table:table-cell table:style-name="ce24" office:value-type="string">
            <text:p>TABB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HAMPTON HIGHWAY 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&amp; 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&amp; 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FIRST AVENU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FIRST AVENU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HAMPTON HIGHWAY &amp; LONG GREEN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LONG GREEN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POSSESSION OF STOLEN VEHICLE </text:p>
          </table:table-cell>
          <table:table-cell table:style-name="ce21" office:value-type="string">
            <text:p>HAMPTON HIGHWAY &amp; LONG GREEN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MEADOWLAKE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&amp; OWEN DAVIS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SAINT CLAIR CIRCL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&amp; THEATER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HAMPTON HIGHWAY &amp; VICTORY BOULEVAR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YORK DOWNS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YORK DOWNS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YORK DOWNS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&amp; YORKSHIRE DOWNS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YORKTOWN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AMPTON HIGHWAY &amp; YORKTOWN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LOT 16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WY &amp; YORKTOWN DRIV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WY, THAI ERAWAN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RVEST LAKE COMM CENTER </text:p>
          </table:table-cell>
          <table:table-cell table:style-name="ce21" office:value-type="string">
            <text:p>HARVEST LAKE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HATCHER COURT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HAUTZ WAY 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 PLAC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EATHER WAY &amp; MEADOW LAKE ROAD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ATHER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EATHER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WAY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EAVENS WAY </text:p>
          </table:table-cell>
          <table:table-cell table:style-name="ce21" office:value-type="string">
            <text:p>LOTZ ACRES ESTATES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EAVENS WAY </text:p>
          </table:table-cell>
          <table:table-cell table:style-name="ce21" office:value-type="string">
            <text:p>LOTZ ACRES ESTATES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EAVENS WAY </text:p>
          </table:table-cell>
          <table:table-cell table:style-name="ce21" office:value-type="string">
            <text:p>LOTZ ACRES ESTATES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DGEROW LAN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HEDGEROW LAN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DGEROW LAN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EDGEROW LAN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EMLOCK COURT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EMLOCK COURT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MLOCK COURT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ICKORY LANE 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ILDA HOLLOW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LINGSWORTH COURT </text:p>
          </table:table-cell>
          <table:table-cell table:style-name="ce21" office:value-type="string">
            <text:p>HOLLINGSWORTH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MESTEAD PLACE </text:p>
          </table:table-cell>
          <table:table-cell table:style-name="ce21" office:value-type="string">
            <text:p>HOMESTEAD, THE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ONEYSUCKLE LANE </text:p>
          </table:table-cell>
          <table:table-cell table:style-name="ce21" office:value-type="string">
            <text:p>HARVEST LAKE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HONEYSUCKLE LANE </text:p>
          </table:table-cell>
          <table:table-cell table:style-name="ce21" office:value-type="string">
            <text:p>HARVEST LAKE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NEYSUCKLE LANE </text:p>
          </table:table-cell>
          <table:table-cell table:style-name="ce21" office:value-type="string">
            <text:p>HARVEST LAKE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UNDS CHAS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UNDS CHAS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OUNDS CHAS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UNDS CHASE 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YDE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DLEWOOD CIRCLE 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INDIAN SUMMER DRIVE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IAN SUMMER DRIVE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INDIAN SUMMER DRIVE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INDIAN SUMMER DRIVE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INDUSTRY DRIVE </text:p>
          </table:table-cell>
          <table:table-cell table:style-name="ce21" office:value-type="string">
            <text:p>ASHE INDUSTRIAL PARK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INDUSTRY DRIVE </text:p>
          </table:table-cell>
          <table:table-cell table:style-name="ce21" office:value-type="string">
            <text:p>ASHE INDUSTRIAL PARK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IRONBOUND DRIVE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RONBOUND DRIVE 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RONWOOD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IRONWOOD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VY ARCH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JACKSON CIRCLE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ARA LANE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EAN PLACE </text:p>
          </table:table-cell>
          <table:table-cell table:style-name="ce21" office:value-type="string">
            <text:p>TIDE MILL ESTATES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JEAN PLACE </text:p>
          </table:table-cell>
          <table:table-cell table:style-name="ce21" office:value-type="string">
            <text:p>TIDE MILL ESTATES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JEAN PLACE </text:p>
          </table:table-cell>
          <table:table-cell table:style-name="ce21" office:value-type="string">
            <text:p>TIDE MILL ESTATES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SSE STREET 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DAB ROAD 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THAN JUNCTIO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ITLYN COURT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ITLYN COURT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NAWAH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KATALINA WAY 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THLEEN PLAC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THLEEN PLAC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Y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AY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Y LANE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VIOLATION OF COURT ORDER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NSINGTON PLACE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ENTUCKY DRIVE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ENTUCKY DRIVE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NTUCKY DRIVE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KENTUCKY DRIVE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COTAN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ICOTAN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ICOTAN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COTAN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ENTER BANK -ARMED W/INT TO COMMIT LARCENY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&amp; ABERFELDY WAY </text:p>
          </table:table-cell>
          <table:table-cell table:style-name="ce21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06-18T00:00:00">
            <text:p>6/18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KILN CREEK PARKWAY &amp; ROCK CREEK COURT </text:p>
          </table:table-cell>
          <table:table-cell table:style-name="ce24" office:value-type="string">
            <text:p>VILLIAGES OF KILN CREEK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 STREET COMMONS APT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 POINTE CROSSING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TON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NAKEET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KINNAKEET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RAFT COURT </text:p>
          </table:table-cell>
          <table:table-cell table:style-name="ce21" office:value-type="string">
            <text:p>HIGHLANDS, THE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RAFT COURT </text:p>
          </table:table-cell>
          <table:table-cell table:style-name="ce21" office:value-type="string">
            <text:p>HIGHLANDS, THE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KUBESH COURT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KUBESH COURT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YLE CIRCLE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YLE CIRCLE </text:p>
          </table:table-cell>
          <table:table-cell table:style-name="ce21" office:value-type="string">
            <text:p>MEADOW LAKE FARMS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AKE DALE WAY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LAKE DALE WAY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LAKELAND CRESCENT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ENT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LAMBS CREEK DRIVE &amp; CARPENTER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LAMBS CREEK DRIVE &amp; CARPENTER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LAMBS CREEK DRIVE &amp; CARPENTER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AMBS CREEK DRIVE &amp; CREEK TERRAC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CE WAY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ANCE WAY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CE WAY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WAY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SLIE LANE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EXINGTON COURT 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LEYLAND COURT 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BERTY DRIVE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BERTY DRIVE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LBURNE WAY 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string">
            <text:p>YORK POINTE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CHMERE COURT 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CUST LANE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OULEVARD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D PELHAM WAY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LORD PELHAM WAY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LORD PELHAM WAY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ALCOLM COURT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NASSAS LOOP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RSHLAND VIEW 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Y BIERBAUER WAY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ARY BIERBAUER WAY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RY BIERBAUER WAY 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ATOAKA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DONALD CIRCLE </text:p>
          </table:table-cell>
          <table:table-cell table:style-name="ce21" office:value-type="string">
            <text:p>NCDONALD BLUFF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CDONALD CIRCLE </text:p>
          </table:table-cell>
          <table:table-cell table:style-name="ce21" office:value-type="string">
            <text:p>NCDONALD BLUFFS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ADOWVIEW DRIVE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EADOWVIEW DRIVE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VIEW DRIVE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MEHERRIN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HERRIN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MEHERRIN RUN &amp; CORROTMAN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LVINS END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LVINS END </text:p>
          </table:table-cell>
          <table:table-cell table:style-name="ce21" office:value-type="string">
            <text:p>WOODS OF TABB, THE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ITIA COURT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ILL CROSSING 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CROSSING 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ILL CROSSING 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ILL ROAD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ROAD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ROAD 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BJACK LOOP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NTY MANOR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NTY MANOR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MONUMEN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NUMEN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MONUMENT COURT 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YERS COURT 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YERS ROAD 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YERS ROAD 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BOWMAN TERRACE </text:p>
          </table:table-cell>
          <table:table-cell table:style-name="ce21" office:value-type="string">
            <text:p>HOLLYMEAD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BOWMAN TERRACE </text:p>
          </table:table-cell>
          <table:table-cell table:style-name="ce21" office:value-type="string">
            <text:p>HOLLYMEAD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FERN COVE COURT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NORTH FERN COVE COURT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ORTH FERN COVE COURT 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TTOWAY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AK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OLD PORT COVE SUDVISION </text:p>
          </table:table-cell>
          <table:table-cell table:style-name="ce21" office:value-type="string">
            <text:p>OLD PORT COVE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TOWN ROAD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NANCOCK TURNING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NANCOCK TURNING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3T00:00:00">
            <text:p>1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3T00:00:00">
            <text:p>1/23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&amp; BURT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RIANA ROAD &amp; BURT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&amp; MEADOWVIEW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RIANA TRAILER PARK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RION COURT </text:p>
          </table:table-cell>
          <table:table-cell table:style-name="ce21" office:value-type="string">
            <text:p>LOTZ ACRES ESTATES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VERLOOK POINT </text:p>
          </table:table-cell>
          <table:table-cell table:style-name="ce21" office:value-type="string">
            <text:p>OVERLOOK POINT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OULEVARD </text:p>
          </table:table-cell>
          <table:table-cell table:style-name="ce21" office:value-type="string">
            <text:p>COVENTRY ELEMENTARY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WEN DAVIS BOULEVARD </text:p>
          </table:table-cell>
          <table:table-cell table:style-name="ce21" office:value-type="string">
            <text:p>COVENTRY ELEMENTARY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OWEN DAVIS BOULEVARD </text:p>
          </table:table-cell>
          <table:table-cell table:style-name="ce21" office:value-type="string">
            <text:p>COVENTRY ELEMENTARY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OULEVARD </text:p>
          </table:table-cell>
          <table:table-cell table:style-name="ce21" office:value-type="string">
            <text:p>COVENTRY ELEMENTARY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OULEVARD </text:p>
          </table:table-cell>
          <table:table-cell table:style-name="ce21" office:value-type="string">
            <text:p>COVENTRY ELEMENTARY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PARKWOOD DRIVE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ASPEHEGHE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ASTURE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ATRIOT WAY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ATRIOT WAY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2" office:value-type="date" office:date-value="2005-01-30T00:00:00">
            <text:p>1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TUXENT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ACHTREE LANE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ACHTREE LANE 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ERSIMMON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ERSIMMON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RSIMMON DRIVE 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ANKATANK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NE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NE STREET 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HURST DRIVE </text:p>
          </table:table-cell>
          <table:table-cell table:style-name="ce21" office:value-type="string">
            <text:p>PINEHURST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S OF YORK PARKING LOT </text:p>
          </table:table-cell>
          <table:table-cell table:style-name="ce21" office:value-type="string">
            <text:p>PINES OF YORK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PINEWOOD CRESCENT </text:p>
          </table:table-cell>
          <table:table-cell table:style-name="ce24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HICK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HICK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HICK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string">
            <text:p>LOTZ ACRES ESTATES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ND VIEW 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NSONBY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PONSONBY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ONSONBY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QUOSON / YORK CO.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RT COVE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RT COVE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ORT COVE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RT COVE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RT COVE 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string">
            <text:p>GABLES OF YORK COUNTY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TAPSCO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TOMAC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TOMAC RU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RESTWICK COURT 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RINCE ARTHUR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RINCE ARTHUR DRIVE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RINCE HENRY COURT 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UNGO TURN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QUANTICO LOOP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QUANTICO LOOP 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ARTER TRACK </text:p>
          </table:table-cell>
          <table:table-cell table:style-name="ce21" office:value-type="string">
            <text:p>OLD PORT COVE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RTER TRACK </text:p>
          </table:table-cell>
          <table:table-cell table:style-name="ce21" office:value-type="string">
            <text:p>OLD PORT COVE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RTER TRACK &amp; CALTHROP NECK ROAD </text:p>
          </table:table-cell>
          <table:table-cell table:style-name="ce21" office:value-type="string">
            <text:p>OLD PORT COVE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ARD RUN 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NECK ROA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RICHNECK ROA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TRESPASSING - ENTERING PROPERTY OF ANOTHER FOR THE PUR </text:p>
          </table:table-cell>
          <table:table-cell table:style-name="ce21" office:value-type="string">
            <text:p>RICHTER LANE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TER LANE </text:p>
          </table:table-cell>
          <table:table-cell table:style-name="ce21" office:value-type="string">
            <text:p>GREENLANDS, THE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 POINT DRIVE </text:p>
          </table:table-cell>
          <table:table-cell table:style-name="ce21" office:value-type="string">
            <text:p>POQUOSON SHORES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 POINT DRIVE </text:p>
          </table:table-cell>
          <table:table-cell table:style-name="ce21" office:value-type="string">
            <text:p>POQUOSON SHORES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 POINT DRIVE </text:p>
          </table:table-cell>
          <table:table-cell table:style-name="ce21" office:value-type="string">
            <text:p>POQUOSON SHORES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 POINT DRIVE </text:p>
          </table:table-cell>
          <table:table-cell table:style-name="ce21" office:value-type="string">
            <text:p>POQUOSON SHORES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 POINT DRIVE </text:p>
          </table:table-cell>
          <table:table-cell table:style-name="ce21" office:value-type="string">
            <text:p>POQUOSON SHORES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ERTS ROAD </text:p>
          </table:table-cell>
          <table:table-cell table:style-name="ce21" office:value-type="string">
            <text:p>KENTUCKEY FARMS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OBERTS ROAD </text:p>
          </table:table-cell>
          <table:table-cell table:style-name="ce21" office:value-type="string">
            <text:p>KENTUCKEY FARMS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OBIN HOOD DRIVE 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 HOOD DRIVE 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OCK CREEK COURT 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OCK CREEK COURT 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OCKMOR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CKMOR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MOR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CKMOR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OCKMOR LANE 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OSETTA DRIVE 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OSETTA DRIVE 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OSETTA DRIVE 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NEY WAY 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AND CHIPPOKES TURN 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RURAL RETREAT ROAD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YANS WAY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. FERN COVE COURT 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AINT CLAIR CIRCLE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AINT GEORGE DRIVE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GEORGE DRIVE 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NDPIPER COVE 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SECOND STREET </text:p>
          </table:table-cell>
          <table:table-cell table:style-name="ce21"/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SEEKRIGHT DRIVE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SEEKRIGHT DRIVE </text:p>
          </table:table-cell>
          <table:table-cell table:style-name="ce21"/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TH LANE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TH LANE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TH LANE 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CKLEFORD ROAD 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CKLEFORD ROAD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LLOW LAGOON 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HAMROCK AVENUE 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NNON DRIVE 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FFIELD LANE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EFFIELD LANE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SHELDON COURT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HERMAN COURT 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ERMAN COURT, CUL-DE-SAC 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11-21T00:00:00">
            <text:p>11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11-21T00:00:00">
            <text:p>11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REWSBURY SQAURE 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REWSBURY SQAURE 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RIKE COURT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RIKE COURT 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RIKE COURT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LVER FOX TRAC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INCLAIR LANE 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Y RADIER COURT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KY RAIDER COURT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UTH FERN COVE COURT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UTH FERN COVE COURT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OUTH JOSHUAS WAY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OUTH MAPLE ROAD 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UTH MAPLE ROAD 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POON COURT 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UCE DRIVE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TALLION COURT 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ALLION COURT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TELLAR CIRCLE 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ELLAR CIRCLE 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STERLING COURT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EVENS COURT 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ONE LAKE COURT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ONE LAKE COURT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SUDBURY WAY 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UDBURY WAY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DBURY WAY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UDBURY WAY 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USAN NEWTON &amp; JACKSON CIRCLE 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USAN NEWTON LANE 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INDECENT LIBERTIES WITH CHILD BY CUSTODIAN </text:p>
          </table:table-cell>
          <table:table-cell table:style-name="ce21" office:value-type="string">
            <text:p>SUSAN NEWTON LANE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&amp; SHERMAN COURT 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USAN NEWTON LANE &amp; SOUTH BOWMAN DRIVE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SWAIN LANE </text:p>
          </table:table-cell>
        </table:table-row>
        <table:table-row table:style-name="ro2">
          <table:table-cell table:style-name="ce22" office:value-type="date" office:date-value="2005-06-18T00:00:00">
            <text:p>6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ABB LAKES DRIVE 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TABB LANE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BB LANE 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BB LANE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BB LANE 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BB SMITH TRAIL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BB SMITH TRAIL 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 PINE CIRCLE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 PINE CIRCLE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 PINE CIRCLE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YHO DRIVE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URUS COURT 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TERRANCE CIRCLE 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YS RUN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YS RUN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ERRYS RUN 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EATRE ROAD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EATRE ROAD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THEATRE ROAD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HEATRE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THIRD STREET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string">
            <text:p>FOUR SEASONS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ATTEMPT TO COMMIT NONCAPITAL OFFENS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 MILL ROAD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 MILL ROAD, TIDE MILL BOATING LAND 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GER PAW PATH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GER PAW PATH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GER PAW PATH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GER RUN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GER RUN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TIGER RUN 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TRADEWINDS DRIVE 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IS TRAIL 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REIS TRAIL 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TRINITY DRIVE 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RINITY DRIVE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RINITY DRIVE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STEN DRIVE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ISTEN DRIVE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RIVALON COURT 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UCKAHOE TRACE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TUI PLACE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URNBRIDGE AND EAST BRISTOL LANE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VAN CUREN COURT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VAN CUREN COURT 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1-30T00:00:00">
            <text:p>1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DRINKING ALCOHOL IN PUBLIC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5-30T00:00:00">
            <text:p>5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LARCENY OR THEFT -3RD OR SUBSQ OFFENS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OULEVARD </text:p>
          </table:table-cell>
          <table:table-cell table:style-name="ce21"/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AGGRESIVE DRIVING </text:p>
          </table:table-cell>
          <table:table-cell table:style-name="ce24" office:value-type="string">
            <text:p>VICTORY  BOULEVARD &amp; COMMONWEALTH DRIVE</text:p>
          </table:table-cell>
          <table:table-cell table:style-name="ce21"/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ASSAULT, SIMPLE </text:p>
          </table:table-cell>
          <table:table-cell table:style-name="ce24" office:value-type="string">
            <text:p>VICTORY  BOULEVARD &amp; COMMONWEALTH DRIVE</text:p>
          </table:table-cell>
          <table:table-cell table:style-name="ce21"/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CITIZEN REQUESTED ASSISTANCE </text:p>
          </table:table-cell>
          <table:table-cell table:style-name="ce24" office:value-type="string">
            <text:p>VICTORY  BOULEVARD &amp; GEORGE WASHINGTON MEMORIAL HIGHWAY</text:p>
          </table:table-cell>
          <table:table-cell table:style-name="ce21"/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DRIVING W/SUSPENDED OR REVOKED LICENSE </text:p>
          </table:table-cell>
          <table:table-cell table:style-name="ce24" office:value-type="string">
            <text:p>VICTORY  BOULEVARD &amp; GEORGE WASHINGTON MEMORIAL HIGHWAY</text:p>
          </table:table-cell>
          <table:table-cell table:style-name="ce21"/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BRANDISHING FIREARM </text:p>
          </table:table-cell>
          <table:table-cell table:style-name="ce24" office:value-type="string">
            <text:p>VICTORY  BOULEVARD &amp; GEORGE WASHINGTON MEMORIAL HIGHWAY</text:p>
          </table:table-cell>
          <table:table-cell table:style-name="ce21"/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DRUNK IN PUBLIC </text:p>
          </table:table-cell>
          <table:table-cell table:style-name="ce24" office:value-type="string">
            <text:p>VICTORY  BOULEVARD &amp; GEORGE WASHINGTON MEMORIAL HIGHWAY</text:p>
          </table:table-cell>
          <table:table-cell table:style-name="ce21"/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RECKLESS - GENERAL </text:p>
          </table:table-cell>
          <table:table-cell table:style-name="ce24" office:value-type="string">
            <text:p>VICTORY  BOULEVARD &amp; HAMPTON HIGHWAY</text:p>
          </table:table-cell>
          <table:table-cell table:style-name="ce21"/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RECKLESS - GENERAL </text:p>
          </table:table-cell>
          <table:table-cell table:style-name="ce24" office:value-type="string">
            <text:p>VICTORY  BOULEVARD &amp; HAMPTON HIGHWAY</text:p>
          </table:table-cell>
          <table:table-cell table:style-name="ce21"/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CARRYING CONCEALED WEAPON -1ST OFFENSE </text:p>
          </table:table-cell>
          <table:table-cell table:style-name="ce24" office:value-type="string">
            <text:p>VICTORY  BOULEVARD &amp; KILN CREEK PARKWAY</text:p>
          </table:table-cell>
          <table:table-cell table:style-name="ce21"/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DRIVING UNDER THE INFLUENCE OF ALCOHOL </text:p>
          </table:table-cell>
          <table:table-cell table:style-name="ce24" office:value-type="string">
            <text:p>VICTORY  BOULEVARD &amp; VILLAGE AVENUE</text:p>
          </table:table-cell>
          <table:table-cell table:style-name="ce21"/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DRIVING W/SUSPENDED OR REVOKED LICENSE </text:p>
          </table:table-cell>
          <table:table-cell table:style-name="ce24" office:value-type="string">
            <text:p>VICTORY  BOULEVARD &amp; VILLAGE AVENUE</text:p>
          </table:table-cell>
          <table:table-cell table:style-name="ce21"/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ELUDING POLICE -ENDANGER PERSONS OR POLICE CAR </text:p>
          </table:table-cell>
          <table:table-cell table:style-name="ce24" office:value-type="string">
            <text:p>VICTORY  BOULEVARD &amp; VILLAGE AVENUE</text:p>
          </table:table-cell>
          <table:table-cell table:style-name="ce21"/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POSSESSION OF CONTROLLED SUBSTANCES </text:p>
          </table:table-cell>
          <table:table-cell table:style-name="ce24" office:value-type="string">
            <text:p>VICTORY  BOULEVARD &amp; VILLAGE AVENUE</text:p>
          </table:table-cell>
          <table:table-cell table:style-name="ce21"/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RECKLESS DRIVING - EXCESSIVE SPEED </text:p>
          </table:table-cell>
          <table:table-cell table:style-name="ce24" office:value-type="string">
            <text:p>VICTORY  BOULEVARD &amp; VILLAGE AVENUE</text:p>
          </table:table-cell>
          <table:table-cell table:style-name="ce21"/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VICTORY BLVD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KILN CREEK PARKWA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KILN CREEK PARKWA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VICTORY BLVD &amp; KILN CREEK PARKWAY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RUNNING MAIN TRAIL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VICTORY BLVD &amp; RUNNING MAIN TRAIL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AND I-64 ENTRANCE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VICTORY BOULEVARD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OULEVARD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OULEVARD &amp; HAMPTON HIGHWAY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OULEVARD &amp; KILN CREEK PARKWAY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OULEVARD &amp; NORTH BOWMAN LANE 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VICTORY BOULEVARD &amp; SOUTH BOWMAN DRIVE 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OULEVARD &amp; SOUTH BOWMAN DRIVE 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VIEW HOLLO WAY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EW HOLLO WAY 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VIEW HOLLO WAY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VIEW HOLLO WAY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VIEW HOLLO WAY 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VILLA WAY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FORGING PUBLIC RECORD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5-30T00:00:00">
            <text:p>5/3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1-15T00:00:00">
            <text:p>11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LLAGE AVENUE &amp; COMMONWEALTH DRIVE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LLAGE AVENUE &amp; COMMONWEALTH DRIVE 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LACE COURT 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TON`S APPROACH 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WEDGEWOOD DRIVE 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WEST WOODLAND DRIVE </text:p>
          </table:table-cell>
        </table:table-row>
        <table:table-row table:style-name="ro2">
          <table:table-cell table:style-name="ce22" office:value-type="date" office:date-value="2005-06-02T00:00:00">
            <text:p>6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 CEDAR LANE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COMICO TURN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COMICO TURN 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ARDS WAY 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ARDS WAY 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ARDS 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WILLARDS WAY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ATTEMPT TO COMMIT NONCAPITAL OFFENSE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ILLOWWOOD DRIVE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INDSONG LANE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SONG LANE 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SONG LANE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WINDY SHORE DRIVE 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Y SHORE DRIVE 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Y SHORE DRIVE &amp; CATTAIL LANE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NDY SHORE DRIVE &amp; CATTAIL LANE 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TER COURT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NDERING DOE TRAIL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NDERING DOE TRAIL 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ODHAVEN LANE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ODS EDGE LANE 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01-30T00:00:00">
            <text:p>1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YORK DOWNS DRIVE </text:p>
          </table:table-cell>
          <table:table-cell table:style-name="ce21"/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YORK DOWNS DRIVE &amp; HATCHER COURT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SHIRE DRIVE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SHIRE DRIVE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SHIRE DRIVE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YORKSHIRE DRIVE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1-22T00:00:00">
            <text:p>1/2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YORKTOWN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YORKTOWN ROAD &amp; HAMPTON HIGHWAY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YORKTOWN ROAD &amp; HAMPTON HIGHWAY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YORKTOWN ROAD &amp; HAMPTON HIGHWAY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YORKTOWN ROAD &amp; HAMPTON HIGHWAY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SALE, DISTRIBUTE MARIJUANA &lt;=1/2 OZ </text:p>
          </table:table-cell>
          <table:table-cell table:style-name="ce21" office:value-type="string">
            <text:p>YORKTOWN ROAD &amp; HAMPTON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ZACHARY PLA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